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37">
      <style:table-cell-properties style:text-align-source="fix" style:repeat-content="false" style:vertical-align="top"/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" style:family="table-cell" style:parent-style-name="Default" style:data-style-name="N41"/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order-left="none" fo:border-right="none" fo:border-top="0.99pt groove #000000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vertical-align="top"/>
    </style:style>
    <style:style style:name="ce9" style:family="table-cell" style:parent-style-name="Default" style:data-style-name="N99"/>
    <style:style style:name="ce10" style:family="table-cell" style:parent-style-name="Default" style:data-style-name="N112"/>
    <style:style style:name="ce11" style:family="table-cell" style:parent-style-name="Default" style:data-style-name="N112">
      <style:table-cell-properties fo:border-bottom="none" fo:border-left="none" fo:border-right="none" fo:border-top="0.99pt groove #000000"/>
    </style:style>
    <style:style style:name="ce12" style:family="table-cell" style:parent-style-name="Default" style:data-style-name="N112">
      <style:table-cell-properties style:vertical-align="top"/>
    </style:style>
    <style:style style:name="ce13" style:family="table-cell" style:parent-style-name="Default" style:data-style-name="N11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0"/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cy</text:p>
          </table:table-cell>
          <table:table-cell table:style-name="ce7" office:value-type="string" calcext:value-type="string">
            <text:p>cod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lues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 table:style-name="ce1" office:value-type="date" office:date-value="2015-08-20" calcext:value-type="date">
            <text:p>20/08/15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21" calcext:value-type="float">
            <text:p>20021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GBP</text:p>
          </table:table-cell>
          <table:table-cell office:value-type="float" office:value="20013" calcext:value-type="float">
            <text:p>20013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1" calcext:value-type="float">
            <text:p>-1.0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72000" calcext:value-type="float">
            <text:p>272000.0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8" calcext:value-type="float">
            <text:p>40018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1" calcext:value-type="date">
            <text:p>21/08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07" calcext:value-type="float">
            <text:p>2000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-2.3" calcext:value-type="float">
            <text:p>-2.3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3" calcext:value-type="float">
            <text:p>40003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7" calcext:value-type="float">
            <text:p>4001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4" table:number-columns-repeated="5"/>
          <table:table-cell table:style-name="ce11"/>
        </table:table-row>
        <table:table-row table:style-name="ro1">
          <table:table-cell table:style-name="ce3" office:value-type="date" office:date-value="2015-08-25" calcext:value-type="date">
            <text:p>25/08/15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EUR</text:p>
          </table:table-cell>
          <table:table-cell office:value-type="float" office:value="30019" calcext:value-type="float">
            <text:p>3001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07.6" calcext:value-type="float">
            <text:p>107.6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92.8" calcext:value-type="float">
            <text:p>92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6" calcext:value-type="date">
            <text:p>26/08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7" calcext:value-type="date">
            <text:p>27/08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3.2" calcext:value-type="float">
            <text:p>3.2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75000" calcext:value-type="float">
            <text:p>275000.0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date" office:date-value="2015-08-28" calcext:value-type="date">
            <text:p>28/08/15</text:p>
          </table:table-cell>
          <table:table-cell table:style-name="ce8" table:number-columns-repeated="4"/>
          <table:table-cell table:style-name="ce12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10" calcext:value-type="float">
            <text:p>2001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7" calcext:value-type="float">
            <text:p>40007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4" table:number-columns-repeated="5"/>
          <table:table-cell table:style-name="ce11"/>
        </table:table-row>
        <table:table-row table:style-name="ro1">
          <table:table-cell table:style-name="ce5" office:value-type="date" office:date-value="2014-08-31" calcext:value-type="date">
            <text:p>31/08/14</text:p>
          </table:table-cell>
          <table:table-cell table:number-columns-repeated="5"/>
        </table:table-row>
        <table:table-row table:style-name="ro1">
          <table:table-cell table:style-name="ce2" office:value-type="time" office:time-value="-PT15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7" calcext:value-type="float">
            <text:p>20027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7" calcext:value-type="float">
            <text:p>20027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" calcext:value-type="float">
            <text:p>1.00</text:p>
          </table:table-cell>
        </table:table-row>
        <table:table-row table:style-name="ro1">
          <table:table-cell table:style-name="ce2" office:value-type="time" office:time-value="PT13H42M00S" calcext:value-type="time">
            <text:p>13:42:00</text:p>
          </table:table-cell>
          <table:table-cell office:value-type="string" calcext:value-type="string">
            <text:p>USD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4.7" calcext:value-type="float">
            <text:p>54.70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6" office:value-type="date" office:date-value="2015-09-01" calcext:value-type="date">
            <text:p>01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8" calcext:value-type="float">
            <text:p>20028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5" calcext:value-type="float">
            <text:p>40005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0.2" calcext:value-type="float">
            <text:p>-0.2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52.7" calcext:value-type="float">
            <text:p>52.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date" office:date-value="2015-09-02" calcext:value-type="date">
            <text:p>02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1.3" calcext:value-type="float">
            <text:p>1.3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8" calcext:value-type="float">
            <text:p>1.8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date" office:date-value="2015-09-03" calcext:value-type="date">
            <text:p>03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9" calcext:value-type="float">
            <text:p>2002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0.6" calcext:value-type="float">
            <text:p>-0.6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TO DEFINE</text:p>
          </table:table-cell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-43.8" calcext:value-type="float">
            <text:p>-43.80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0.3" calcext:value-type="float">
            <text:p>60.3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6" office:value-type="date" office:date-value="2015-09-04" calcext:value-type="date">
            <text:p>04/09/15</text:p>
          </table:table-cell>
          <table:table-cell table:number-columns-repeated="5"/>
        </table:table-row>
        <table:table-row table:style-name="ro1">
          <table:table-cell table:style-name="ce2" office:value-type="time" office:time-value="PT06H00M00S" calcext:value-type="time">
            <text:p>06:00:00</text:p>
          </table:table-cell>
          <table:table-cell office:value-type="string" calcext:value-type="string">
            <text:p>EUR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1" calcext:value-type="float">
            <text:p>40011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1" calcext:value-type="float">
            <text:p>40011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6.6" calcext:value-type="float">
            <text:p>6.60</text:p>
          </table:table-cell>
        </table:table-row>
        <table:table-row table:style-name="ro1">
          <table:table-cell table:style-name="ce2" office:value-type="time" office:time-value="PT60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2" calcext:value-type="float">
            <text:p>40012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-0.1" calcext:value-type="float">
            <text:p>-0.1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215000" calcext:value-type="float">
            <text:p>215000.00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9"/>
          <table:table-cell/>
        </table:table-row>
        <table:table-row table:style-name="ro1">
          <table:table-cell table:style-name="ce4" table:number-columns-repeated="5"/>
          <table:table-cell table:style-name="ce11"/>
        </table:table-row>
        <table:table-row table:style-name="ro1">
          <table:table-cell table:style-name="ce6" office:value-type="date" office:date-value="2015-09-17" calcext:value-type="date">
            <text:p>17/09/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276000" calcext:value-type="float">
            <text:p>276000.00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8H00M00S" calcext:value-type="time">
            <text:p>18:00:00</text:p>
          </table:table-cell>
          <table:table-cell office:value-type="string" calcext:value-type="string">
            <text:p>USD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date" office:date-value="2015-09-18" calcext:value-type="date">
            <text:p>18/09/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003" calcext:value-type="float">
            <text:p>40003</text:p>
          </table:table-cell>
          <table:table-cell office:value-type="float" office:value="3" calcext:value-type="float">
            <text:p>3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4:36:18.7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21:58:17.241000000</meta:creation-date>
    <dc:date>2015-09-17T14:37:49.263000000</dc:date>
    <meta:editing-duration>PT25M52S</meta:editing-duration>
    <meta:editing-cycles>5</meta:editing-cycles>
    <meta:generator>LibreOffice/5.0.0.5$Windows_x86 LibreOffice_project/1b1a90865e348b492231e1c451437d7a15bb262b</meta:generator>
    <meta:document-statistic meta:table-count="1" meta:cell-count="246" meta:object-count="0"/>
  </office:meta>
</office:document-meta>
</file>